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4.151cm" fo:min-width="5.18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opacity="100%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4.151cm" fo:min-width="5.1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100%" draw:textarea-vertical-align="middle" draw:auto-grow-height="false" fo:min-height="0.098cm" fo:min-width="0cm" fo:padding-top="0.142cm" fo:padding-bottom="0.142cm" fo:padding-left="0.267cm" fo:padding-right="0.267cm" fo:wrap-option="wrap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4.151cm" fo:min-width="5.18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P1" style:family="paragraph">
      <style:paragraph-properties fo:text-align="end" style:writing-mode="lr-tb"/>
      <style:text-properties style:font-name="Noto Sans1" fo:font-size="8pt"/>
    </style:style>
    <style:style style:name="P2" style:family="paragraph">
      <loext:graphic-properties draw:fill-color="#ffffff" draw:opacity="100%"/>
      <style:paragraph-properties fo:text-align="end" style:writing-mode="lr-tb"/>
      <style:text-properties style:font-name="Noto Sans1" fo:font-size="8pt"/>
    </style:style>
    <style:style style:name="P3" style:family="paragraph">
      <loext:graphic-properties draw:fill-color="#ffffff" draw:opacity="100%"/>
      <style:paragraph-properties fo:text-align="center"/>
      <style:text-properties style:font-name="Noto Sans1"/>
    </style:style>
    <style:style style:name="P4" style:family="paragraph">
      <loext:graphic-properties draw:fill="solid" draw:fill-color="#dddddd" draw:opacity="100%"/>
      <style:paragraph-properties fo:text-align="end" style:writing-mode="lr-tb"/>
      <style:text-properties style:font-name="Noto Sans1" fo:font-size="8pt"/>
    </style:style>
    <style:style style:name="T1" style:family="text">
      <style:text-properties style:font-name="Arial" fo:font-size="8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5.715cm" svg:height="4.435cm" draw:transform="skewX (-0.0680678408277788) rotate (-0.067893307902579) translate (3.823cm 0.011cm)">
              <text:p text:style-name="P1"><text:span text:style-name="T1">Sprite Layer 3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35cm" svg:height="0.634cm" draw:transform="skewX (-0.06771877497738) rotate (-0.0677187749773804) translate (5.882cm 2.374cm)">
              <text:p/>
              <draw:enhanced-geometry svg:viewBox="0 0 640 861" draw:text-areas="257 295 414 566" draw:type="non-primitive" draw:enhanced-path="M 640 233 L 221 293 506 12 367 0 29 406 431 347 145 645 99 520 0 861 326 765 209 711 640 233 640 233 Z N"/>
            </draw:custom-shape>
          </draw:g>
          <draw:custom-shape draw:style-name="gr3" draw:text-style-name="P4" draw:layer="layout" svg:width="5.714cm" svg:height="4.435cm" draw:transform="skewX (-0.0680678408277788) rotate (-0.067893307902579) translate (3.19cm 0.603cm)">
            <text:p text:style-name="P1"><text:span text:style-name="T2">Bitmap / Tile Layer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2.54cm 1.122cm)">
              <text:p text:style-name="P1"><text:span text:style-name="T1">Sprite Layer 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17cm" svg:height="0.634cm" draw:transform="skewX (0.0661479786505851) rotate (0.0663225115757845) translate (4.286cm 1.531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4" draw:layer="layout" svg:width="5.714cm" svg:height="4.435cm" draw:transform="skewX (-0.0680678408277788) rotate (-0.067893307902579) translate (1.905cm 1.784cm)">
            <text:p text:style-name="P1"><text:span text:style-name="T2">Bitmap / Tile Laye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1.289cm 2.379cm)">
              <text:p text:style-name="P1"><text:span text:style-name="T1">Sprite Layer 1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634cm" svg:height="0.634cm" draw:transform="skewX (-0.06771877497738) rotate (-0.067893307902579) translate (6.193cm 3.531cm)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custom-shape draw:style-name="gr6" draw:text-style-name="P4" draw:layer="layout" svg:width="5.715cm" svg:height="4.435cm" draw:transform="skewX (-0.0680678408277788) rotate (-0.067893307902579) translate (0.635cm 2.939cm)">
            <text:p text:style-name="P1"><text:span text:style-name="T2">Bitmap / Tile Layer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draw:layer="layout" svg:width="5.715cm" svg:height="4.435cm" draw:transform="skewX (-0.0680678408277788) rotate (-0.067893307902579) translate (0.013cm 3.574cm)">
              <text:p text:style-name="P1"><text:span text:style-name="T1">Sprite Layer 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0.634cm" svg:height="0.634cm" draw:transform="skewX (-0.06771877497738) rotate (-0.067893307902579) translate (1.261cm 6.082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7" draw:text-style-name="P3" draw:layer="layout" svg:width="0.634cm" svg:height="0.634cm" draw:transform="skewX (-0.06771877497738) rotate (-0.067893307902579) translate (3.642cm 5.923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7" draw:text-style-name="P3" draw:layer="layout" svg:width="0.634cm" svg:height="0.634cm" draw:transform="skewX (-0.06771877497738) rotate (-0.067893307902579) translate (1.896cm 4.812cm)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5cm" fo:page-height="8.4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06T21:29:42.853000000</meta:creation-date>
    <dc:date>2022-10-20T21:50:35.604000000</dc:date>
    <dc:creator>Peter Weingartner</dc:creator>
    <meta:editing-duration>PT18M21S</meta:editing-duration>
    <meta:editing-cycles>6</meta:editing-cycles>
    <meta:generator>LibreOffice/7.2.2.2$Windows_X86_64 LibreOffice_project/02b2acce88a210515b4a5bb2e46cbfb63fe97d56</meta:generator>
    <meta:document-statistic meta:object-count="18"/>
  </office:meta>
</office:document-meta>
</file>